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1pt"/>
    </style:style>
    <style:style style:name="T2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normal"/>
    </style:style>
    <style:style style:name="T5" style:family="text">
      <style:text-properties style:font-size-asian="9.60000038146973pt"/>
    </style:style>
    <style:style style:name="T6" style:family="text">
      <style:text-properties style:font-weight-asian="normal"/>
    </style:style>
    <style:style style:name="T7" style:family="text">
      <style:text-properties style:font-size-complex="11pt"/>
    </style:style>
    <style:style style:name="T8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operating system development experience</text:p>
      <text:p text:style-name="P1"/>
      <text:p text:style-name="P3">Initial Design</text:p>
      <text:p text:style-name="P2"/>
      <text:p text:style-name="P2">To begin with I had few requirements </text:p>
      <text:list xml:id="list428699458" text:style-name="L1">
        <text:list-item>
          <text:p text:style-name="P5">A command line</text:p>
        </text:list-item>
        <text:list-item>
          <text:p text:style-name="P5">A virtual file system</text:p>
        </text:list-item>
        <text:list-item>
          <text:p text:style-name="P5">Simple multiprocessing</text:p>
        </text:list-item>
        <text:list-item>
          <text:p text:style-name="P5">A simple API</text:p>
        </text:list-item>
      </text:list>
      <text:p text:style-name="P4"/>
      <text:p text:style-name="P4">A virtual file system i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lake Loring</meta:initial-creator>
    <meta:creation-date>2010-02-25T19:19:03</meta:creation-date>
    <dc:date>2010-02-25T19:41:50</dc:date>
    <dc:creator>Blake Loring</dc:creator>
    <meta:editing-duration>PT00H22M48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35" meta:character-count="191"/>
  </office:meta>
</office:document-meta>
</file>